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5.106cm"/>
    </style:style>
    <style:style style:name="P1" style:family="paragraph">
      <style:text-properties fo:font-size="70pt" fo:font-weight="bold" style:font-size-asian="70pt" style:font-weight-asian="bold" style:font-size-complex="70pt" style:font-weight-complex="bold"/>
    </style:style>
    <style:style style:name="P2" style:family="paragraph">
      <style:text-properties fo:font-size="20pt"/>
    </style:style>
    <style:style style:name="T1" style:family="text">
      <style:text-properties fo:font-size="70pt" fo:font-weight="bold" style:font-size-asian="70pt" style:font-weight-asian="bold" style:font-size-complex="7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6cm" svg:y="6.894cm" presentation:class="title" presentation:user-transformed="true">
          <draw:text-box>
            <text:p text:style-name="P1"><text:span text:style-name="T1">ESCOLA CLÁSS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3" draw:layer="layout" svg:width="25.199cm" svg:height="5.106cm" svg:x="1.6cm" svg:y="2.294cm" presentation:class="title" presentation:user-transformed="true">
          <draw:text-box>
            <text:p><text:span text:style-name="T1">TAYLORISMO</text:span></text:p>
          </draw:text-box>
        </draw:frame>
        <draw:frame draw:style-name="gr2" draw:layer="layout" svg:width="18.6cm" svg:height="10.482cm" svg:x="5.2cm" svg:y="7.6cm">
          <draw:text-box>
            <text:p><text:span text:style-name="T2">Precursor da administração científica</text:span></text:p>
            <text:p><text:span text:style-name="T2">Formação da Organização de Sistemas e Metodologia.(OSM)</text:span></text:p>
            <text:p><text:span text:style-name="T2">Elaborou 4 elementos da administração científica.</text:span></text:p>
            <text:p><text:span text:style-name="T2"/></text:p>
            <text:p><text:span text:style-name="T2">- o desenvolvimento pela direção e não pelo funcionário</text:span></text:p>
            <text:p><text:span text:style-name="T2">- seleção e treinamento de operarios com exclusao daqueles que não querem seguir metodos novos</text:span></text:p>
            <text:p><text:span text:style-name="T2">- adaptação de operarios pela vigilancia da direção.</text:span></text:p>
            <text:p><text:span text:style-name="T2">- revisão eqüitativa do trabalho entre operario e direção</text:span></text:p>
            <text:p><text:span text:style-name="T2"/></text:p>
            <text:p><text:span text:style-name="T2">responsável pelos estudos a necessidade de divisão de trabalho, criando o <text:s/>principio da excesão.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1" draw:layer="layout" svg:width="25.199cm" svg:height="3.506cm" svg:x="2cm" svg:y="3.4cm" presentation:class="title" presentation:user-transformed="true">
          <draw:text-box>
            <text:p text:style-name="P1"><text:span text:style-name="T1">FAYOLIS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8.281cm" svg:x="1.2cm" svg:y="4.8cm" presentation:class="title" presentation:user-transformed="true">
          <draw:text-box>
            <text:p text:style-name="P1"><text:span text:style-name="T1">CONCLUSÃO SOBRE A ESCOLA CLÁSSI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20:49:36.719000000</meta:creation-date>
    <dc:date>2014-02-24T21:39:50.979000000</dc:date>
    <meta:editing-duration>PT25M46S</meta:editing-duration>
    <meta:editing-cycles>1</meta:editing-cycles>
    <meta:document-statistic meta:object-count="34"/>
    <meta:generator>LibreOffice/4.2.0.4$Windows_x86 LibreOffice_project/05dceb5d363845f2cf968344d7adab8dcfb2ba71</meta:generator>
  </office:meta>
</office:document-meta>
</file>